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 style:list-style-name="L1">
      <style:text-properties officeooo:rsid="0000b521" officeooo:paragraph-rsid="0000b521"/>
    </style:style>
    <style:style style:name="P3" style:family="paragraph" style:parent-style-name="Standard" style:list-style-name="L1">
      <style:text-properties officeooo:rsid="00022853" officeooo:paragraph-rsid="00022853"/>
    </style:style>
    <style:style style:name="P4" style:family="paragraph" style:parent-style-name="Standard" style:list-style-name="L1">
      <style:text-properties officeooo:rsid="0002ddb7" officeooo:paragraph-rsid="0002dd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</text:p>
      <text:list xml:id="list372295956" text:style-name="L1">
        <text:list-item>
          <text:p text:style-name="P2">Gluttony </text:p>
          <text:list>
            <text:list-item>
              <text:p text:style-name="P2">Faster recovery</text:p>
            </text:list-item>
            <text:list-item>
              <text:p text:style-name="P2">Faster fat-burn</text:p>
            </text:list-item>
            <text:list-item>
              <text:p text:style-name="P2">higher penalty for being hungry</text:p>
            </text:list-item>
          </text:list>
        </text:list-item>
        <text:list-item>
          <text:p text:style-name="P3">Stone skin</text:p>
          <text:list>
            <text:list-item>
              <text:p text:style-name="P3">extra def</text:p>
            </text:list-item>
            <text:list-item>
              <text:p text:style-name="P3">higher body weight<text:tab/></text:p>
            </text:list-item>
          </text:list>
        </text:list-item>
        <text:list-item>
          <text:p text:style-name="P4">Essence flow</text:p>
          <text:list>
            <text:list-item>
              <text:p text:style-name="P4">Steal more</text:p>
            </text:list-item>
            <text:list-item>
              <text:p text:style-name="P4">Lose more</text:p>
            </text:list-item>
          </text:list>
        </text:list-item>
        <text:list-item>
          <text:p text:style-name="P4">p</text:p>
        </text:list-item>
        <text:list-item>
          <text:p text:style-name="P4">p</text:p>
        </text:list-item>
        <text:list-item>
          <text:p text:style-name="P4">p</text:p>
        </text:list-item>
        <text:list-item>
          <text:p text:style-name="P4">p</text:p>
        </text:list-item>
        <text:list-item>
          <text:p text:style-name="P4">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09-25T16:58:01.633000000</dc:date>
    <meta:editing-duration>PT1H24M40S</meta:editing-duration>
    <meta:editing-cycles>1</meta:editing-cycles>
    <meta:document-statistic meta:table-count="0" meta:image-count="0" meta:object-count="0" meta:page-count="1" meta:paragraph-count="16" meta:word-count="44" meta:character-count="164" meta:non-whitespace-character-count="149"/>
  </office:meta>
</office:document-meta>
</file>